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list-style-name="L1">
      <style:paragraph-properties fo:text-align="start" style:justify-single-word="false"/>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GY3dM HowTo</text:p>
      <text:p text:style-name="P1"/>
      <text:p text:style-name="P2">Bei Fragen bitte an <text:a xlink:type="simple" xlink:href="mailto:jager@gmx.de">jager@gmx.de</text:a> wenden.</text:p>
      <text:p text:style-name="P2"/>
      <text:p text:style-name="P2"/>
      <text:list xml:id="list1313915310" text:style-name="L1">
        <text:list-item>
          <text:p text:style-name="P3">Code compilieren mit make all</text:p>
        </text:list-item>
        <text:list-item>
          <text:p text:style-name="P3">Benötigte Libraries: Petsc (<text:a xlink:type="simple" xlink:href="http://www.mcs.anl.gov/petsc/petsc-as/">http://www.mcs.anl.gov/petsc/petsc-as/</text:a>), FFTW und MPI (z.B. Mpich)</text:p>
        </text:list-item>
        <text:list-item>
          <text:p text:style-name="P3">Im Unterverzeichnis “test” gibt es zwei PBS Skripte, die zum Starten auf unserem Cluster verwendet wurden. Hier sieht man am besten, mit welchen Parametern der Code aufgerufen wird.</text:p>
        </text:list-item>
        <text:list-item>
          <text:p text:style-name="P3">Es ist noch viel Code enthalten, der nicht mehr verwendet wird. Der Code ist im Laufe der Zeit gewachsen und ich habe viel ausprobiert, aber nie richtig aufgeräumt. Am besten beginnt man im File bgy3d.c, dort werden die entsprechenden wichtigen Routinen aufgerufen. Dort in der main Funktion werden die Eingabeparameter abgearbeitet. Wichtig sind vor allem: -BGY2Site, -BGY3Site, -BGYM2Site, -BGYM3Site für den Aufruf mit und ohne Solute (M) und für 2Site oder 3Site Solventen. <text:s/>Die entsprechenden Funktionen finden sich dann in: bgy3dH2O.c (ohne Solute) und bgy3dH2OS.c (mit Solute). (Da war ich noch guter Hoffnung, dass es auch einfach mit H2O als Solvent funktionieren wird.) Parameter zu den jeweiligen Solventen und Soluten finden sich in bgy3d_SolventParameters.h und bgy3dH2O_solutes.c.</text:p>
        </text:list-item>
        <text:list-item>
          <text:p text:style-name="P3">Generell ist der Ablauf folgender: Man berechnet die Paarverteilungsfunktionen für den reinen Solventen mit -BGY2Site oder -BGY3Site. Das Resultat wird für jedes mögliche Paar in ein File geschrieben. Dann fügt man einen Soluten hinzu und startet mit -BGYM2Site oder -BGYM3Site. Die Paarverteilungsfunktionen werden dann eingelesen. Siehe auch die PBS Skripte für einige Beispiele.</text:p>
        </text:list-item>
        <text:list-item>
          <text:p text:style-name="P3">Das Verfahren funktioniert nicht besonders stabil. Man muss viel mit den Parametern der Löser (Petsc) rumspielen und evtl. auch die Temperatur und die Dichte des Solventen anpassen.</text:p>
          <text:p text:style-name="P3"/>
        </text:list-item>
      </text:list>
      <text:p text:style-name="P2"/>
      <text:p text:style-name="P2">Ich hoffe, das macht den Einstieg ein wenig leichter.</text:p>
      <text:p text:style-name="P2"/>
      <text:p text:style-name="P2">Schönen Gruß</text:p>
      <text:p text:style-name="P2"/>
      <text:p text:style-name="P2">Lukas Jag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3T19:02:21</meta:creation-date>
    <dc:date>2009-08-23T20:46:00</dc:date>
    <meta:editing-duration>PT01H43M41S</meta:editing-duration>
    <meta:editing-cycles>3</meta:editing-cycles>
    <meta:generator>OpenOffice.org/3.0$Linux OpenOffice.org_project/300m15$Build-9379</meta:generator>
    <meta:document-statistic meta:character-count="1794" meta:image-count="0" meta:object-count="0" meta:page-count="1" meta:paragraph-count="11" meta:table-count="0" meta:word-count="266"/>
    <meta:user-defined meta:name="Info 1"/>
    <meta:user-defined meta:name="Info 2"/>
    <meta:user-defined meta:name="Info 3"/>
    <meta:user-defined meta:name="Info 4"/>
  </office:meta>
</office:document-meta>
</file>